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872in"/>
    </style:style>
    <style:style style:name="co3" style:family="table-column">
      <style:table-column-properties fo:break-before="auto" style:column-width="0.929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ae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ae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Default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Standard Data Interchange Forma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og Format – Sent from scheduler system to Rivendell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table:style-name="ce3" office:value-type="string">
            <text:p>START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DESCRIPTION</text:p>
          </table:table-cell>
          <table:table-cell table:style-name="ce3"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Event GUID. <text:s/>This value will be returned in the reconciliation report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All lines are terminated by a carriage return followed by a linefeed (ASCII 13/10).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Data is sent in the form of one file per station per day. <text:s/>Filename is of the form 'SSYYYYMMDD.tfc', where: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6"/>
          <table:table-cell table:style-name="ce6" office:value-type="string">
            <text:p>SS</text:p>
          </table:table-cell>
          <table:table-cell table:style-name="ce10" office:value-type="string">
            <text:p>Two digit station ID, assigned by scheduler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YYYY</text:p>
          </table:table-cell>
          <table:table-cell table:style-name="ce10" office:value-type="string">
            <text:p>Four digit year, e.g. '2009'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MM</text:p>
          </table:table-cell>
          <table:table-cell table:style-name="ce10" office:value-type="string">
            <text:p>Two digit month, e.g. '08' == August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D</text:p>
          </table:table-cell>
          <table:table-cell table:style-name="ce10" office:value-type="string">
            <text:p>Two digit day, e.g. '09' == ninth day of the month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.tfc</text:p>
          </table:table-cell>
          <table:table-cell table:style-name="ce10" office:value-type="string">
            <text:p>A literal '.tfc'</text:p>
          </table:table-cell>
          <table:table-cell table:number-columns-repeated="1021"/>
        </table:table-row>
        <table:table-row table:style-name="ro3">
          <table:table-cell table:style-name="ce6"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6"/>
          <table:table-cell table:style-name="ce8" office:value-type="string">
            <text:p>For example, a log for the scheduler's station #3 for August 5th, 2009 would be named '0320090805.tfc'.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6" table:number-columns-repeated="2"/>
          <table:table-cell table:style-name="ce1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Reconciliation Format – returned from Rivendell to scheduler system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START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DESCRIPTION</text:p>
          </table:table-cell>
          <table:table-cell table:style-name="ce3"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Event GUID, ASCII printable characters as provided by scheduler system. <text:s/>If event was manually inserted, this field will consist of all spaces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All lines are terminated by a carriage return followed by a linefeed (ASCII 13/10).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Data is returned in the form of one file per station per day. <text:s/>Filename is of the form 'SSYYYYMMDD.elr', where: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6"/>
          <table:table-cell table:style-name="ce6" office:value-type="string">
            <text:p>SS</text:p>
          </table:table-cell>
          <table:table-cell table:style-name="ce10" office:value-type="string">
            <text:p>Two digit station ID, assigned by scheduler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YYYY</text:p>
          </table:table-cell>
          <table:table-cell table:style-name="ce10" office:value-type="string">
            <text:p>Four digit year, e.g. '2009'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MM</text:p>
          </table:table-cell>
          <table:table-cell table:style-name="ce10" office:value-type="string">
            <text:p>Two digit month, e.g. '08' == August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D</text:p>
          </table:table-cell>
          <table:table-cell table:style-name="ce10" office:value-type="string">
            <text:p>Two digit day, e.g. '09' == ninth day of the month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.elr</text:p>
          </table:table-cell>
          <table:table-cell table:style-name="ce10" office:value-type="string">
            <text:p>A literal '.elr'</text:p>
          </table:table-cell>
          <table:table-cell table:number-columns-repeated="1021"/>
        </table:table-row>
        <table:table-row table:style-name="ro3">
          <table:table-cell table:style-name="ce6"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6"/>
          <table:table-cell table:style-name="ce8" office:value-type="string">
            <text:p>For example, an AsPlayed report for the scheduler's station #3 for August 5th, 2009 would be named '0320090805.elr'.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6" table:number-columns-repeated="2"/>
          <table:table-cell table:style-name="ce10"/>
          <table:table-cell table:number-columns-repeated="1021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7" table:default-cell-style-name="Default"/>
        <table:table-column table:style-name="co3" table:number-columns-repeated="767" table:default-cell-style-name="Default"/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3" table:number-columns-repeated="767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9">08/19/2009</text:date>, <text:time>12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7T18:05:30</meta:creation-date>
    <dc:date>2009-08-19T12:19:38</dc:date>
    <meta:editing-cycles>11</meta:editing-cycles>
    <meta:editing-duration>PT04H03M42S</meta:editing-duration>
    <meta:document-statistic meta:table-count="3" meta:cell-count="71" meta:object-count="0"/>
    <meta:generator>OpenOffice.org/3.0$Linux OpenOffice.org_project/300m21$Build-9319</meta:generator>
  </office:meta>
</office:document-meta>
</file>